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margin-top="0.4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color="#c9211e" loext:opacity="100%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color="#c9211e" loext:opacity="100%"/>
    </style:style>
    <style:style style:name="T1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1">
              <text:list-item>
                <text:p>Partition Student on Level : LIST</text:p>
                <text:list>
                  <text:list-item>
                    <text:p>Trois partitions (HCSC, MCSC, MSC)</text:p>
                  </text:list-item>
                </text:list>
              </text:list-item>
            </text:list>
            <text:list text:style-name="L2">
              <text:list-item>
                <text:p>Partition Student on Dept : LIST</text:p>
                <text:list>
                  <text:list-item>
                    <text:p text:style-name="P2">Trois partitions (Stat, Math, Comp)</text:p>
                  </text:list-item>
                </text:list>
              </text:list-item>
              <text:list-item>
                <text:p>Partition Grades using referential partitioning based on above partitioning scheme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4cm" svg:height="1cm" svg:x="10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10.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3.5cm" svg:y="1cm">
          <text:p text:style-name="P3">HCS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3.5cm" svg:y="5cm">
          <text:p text:style-name="P3">MS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3.5cm" svg:y="8cm">
          <text:p text:style-name="P3">MCS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18cm" svg:y="1cm">
          <text:p text:style-name="P3">STA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10.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18cm" svg:y="8.5cm">
          <text:p text:style-name="P3">COM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18cm" svg:y="5cm">
          <text:p text:style-name="P3">MATH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1cm" svg:x="10.5cm" svg:y="1cm">
          <text:p text:style-name="P3">HCSC_STA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10.5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10.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10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10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10.5cm" svg:y="1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5cm" svg:y1="2cm" svg:x2="10.5cm" svg:y2="1.5cm">
          <text:p/>
        </draw:line>
        <draw:line draw:style-name="gr5" draw:text-style-name="P4" draw:layer="layout" svg:x1="14.5cm" svg:y1="1.5cm" svg:x2="18cm" svg:y2="2cm">
          <text:p/>
        </draw:line>
        <draw:frame draw:style-name="gr6" draw:text-style-name="P3" draw:layer="layout" svg:width="16.988cm" svg:height="2.992cm" svg:x="5.584cm" svg:y="16.7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5" draw:layer="layout" svg:width="10.467cm" svg:height="4.517cm" svg:x="17cm" svg:y="10.905cm">
          <draw:text-box>
            <text:p>LOAD HCSC_STAT</text:p>
            <text:p>COUNT(*)</text:p>
            <text:p>SELECT COUNT(*)</text:p>
            <text:p>FROM HCSC_STAT</text:p>
            <text:p>GAINS ?</text:p>
            <text:p>Saving two selections and two joi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sult : 4</text:p>
          </draw:text-box>
        </draw:frame>
        <draw:frame draw:style-name="standard" draw:layer="layout" svg:width="25.198cm" svg:height="5.759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id</text:p>
              </table:table-cell>
              <table:table-cell>
                <text:p>courid</text:p>
              </table:table-cell>
              <table:table-cell>
                <text:p>studi</text:p>
              </table:table-cell>
              <table:table-cell>
                <text:p>grade</text:p>
              </table:table-cell>
            </table:table-row>
            <table:table-row table:style-name="ro1" table:default-cell-style-name="gray2">
              <table:table-cell>
                <text:p text:style-name="P6">9</text:p>
              </table:table-cell>
              <table:table-cell>
                <text:p text:style-name="P7"><text:span text:style-name="T1">S402</text:span></text:p>
              </table:table-cell>
              <table:table-cell>
                <text:p>101</text:p>
              </table:table-cell>
              <table:table-cell>
                <text:p>B+</text:p>
              </table:table-cell>
            </table:table-row>
            <table:table-row table:style-name="ro1" table:default-cell-style-name="gray1">
              <table:table-cell>
                <text:p text:style-name="P6">16</text:p>
              </table:table-cell>
              <table:table-cell>
                <text:p text:style-name="P7"><text:span text:style-name="T1">S402</text:span></text:p>
              </table:table-cell>
              <table:table-cell>
                <text:p text:style-name="P7"><text:span text:style-name="T1">303</text:span></text:p>
              </table:table-cell>
              <table:table-cell>
                <text:p>B</text:p>
              </table:table-cell>
            </table:table-row>
            <table:table-row table:style-name="ro1" table:default-cell-style-name="gray2">
              <table:table-cell>
                <text:p text:style-name="P6">24</text:p>
              </table:table-cell>
              <table:table-cell>
                <text:p text:style-name="P7"><text:span text:style-name="T1">S466</text:span></text:p>
              </table:table-cell>
              <table:table-cell>
                <text:p text:style-name="P7"><text:span text:style-name="T1">606</text:span></text:p>
              </table:table-cell>
              <table:table-cell>
                <text:p>B-</text:p>
              </table:table-cell>
            </table:table-row>
            <table:table-row table:style-name="ro1" table:default-cell-style-name="gray1">
              <table:table-cell>
                <text:p text:style-name="P8">27</text:p>
              </table:table-cell>
              <table:table-cell>
                <text:p text:style-name="P7"><text:span text:style-name="T1">S402</text:span></text:p>
              </table:table-cell>
              <table:table-cell>
                <text:p text:style-name="P7"><text:span text:style-name="T1">606</text:span></text:p>
              </table:table-cell>
              <table:table-cell>
                <text:p>B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omparison entre les index de jointure et le partitionne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Index de jointure :</text:p>
                <text:list>
                  <text:list-item>
                    <text:p>Savings two selections and two joins</text:p>
                  </text:list-item>
                </text:list>
              </text:list-item>
            </text:list>
            <text:list text:style-name="L2">
              <text:list-item>
                <text:p>Partitionnement par list et par référence</text:p>
                <text:list>
                  <text:list-item>
                    <text:p text:style-name="P2">Savings two selections and two joins</text:p>
                  </text:list-item>
                </text:list>
              </text:list-item>
              <text:list-item>
                <text:p>index de jointure :</text:p>
                <text:list>
                  <text:list-item>
                    <text:p text:style-name="P2">Need space and maintenance overhead</text:p>
                  </text:list-item>
                </text:list>
              </text:list-item>
              <text:list-item>
                <text:p>Partitionnement</text:p>
                <text:list>
                  <text:list-item>
                    <text:p>Non need to be stored and maintained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Strong similarity between bitmap join indexes and partitioning</text:p>
                  </text:list-item>
                  <text:list-item>
                    <text:p>How can we exploit this similarity ?</text:p>
                  </text:list-item>
                  <text:list-item>
                    <text:p>Pour une entreprise riche ; les index sont intéressants</text:p>
                  </text:list-item>
                  <text:list-item>
                    <text:p>Pour small entreprises, le partitionnement est recommendé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1" style:font-family-asian="'Times New Roman'" style:font-pitch-asian="variable" style:font-size-asian="10pt" style:language-asian="ar" style:country-asian="SA"/>
    </style:style>
    <style:style style:name="Titre_20_Car" style:display-name="Titre Car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0pt" style:language-asian="fr" style:country-asian="FR"/>
    </style:style>
    <style:style style:name="Default_20_Paragraph_20_Font" style:display-name="Default Paragraph Font" style:family="graphic">
      <style:paragraph-properties style:text-autospace="none"/>
    </style:style>
    <style:style style:name="Retrait_20_corps_20_de_20_texte_20_Car" style:display-name="Retrait corps de texte Car" style:family="graphic">
      <style:paragraph-properties style:text-autospace="none"/>
      <style:text-properties style:font-name="TimesNewRoman" fo:font-family="TimesNewRoman" style:font-family-generic="roman" style:font-pitch="variable" fo:font-size="11pt" style:font-name-asian="Times New Roman1" style:font-family-asian="'Times New Roman'" style:font-pitch-asian="variable" style:font-size-asian="10pt" style:language-asian="fr" style:country-asian="FR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fr" style:country-asian="FR"/>
    </style:style>
    <style:style style:name="Text_20_Body_20_Indent" style:display-name="Text Body Indent" style:family="graphic">
      <style:paragraph-properties fo:margin-left="0cm" fo:margin-right="0cm" fo:margin-top="0cm" fo:margin-bottom="0cm" fo:text-align="start" fo:text-indent="1.764cm" style:text-autospace="none" style:writing-mode="lr-tb"/>
      <style:text-properties style:font-name="TimesNewRoman" fo:font-family="TimesNewRoman" style:font-family-generic="roman" style:font-pitch="variable" fo:font-size="11pt" style:font-name-asian="Times New Roman1" style:font-family-asian="'Times New Roman'" style:font-pitch-asian="variable" style:font-size-asian="10pt" style:language-asian="fr" style:country-asian="FR"/>
    </style:style>
    <style:style style:name="caption" style:family="graphic">
      <style:paragraph-properties fo:margin-top="0cm" fo:margin-bottom="0cm" fo:text-align="center" style:text-autospace="none" style:writing-mode="lr-tb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font-size-asian="10pt" style:language-asian="fr" style:country-asian="FR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="Times New Roman" fo:font-family="'Times New Roman'" style:font-family-generic="roman" style:font-pitch="variable" fo:font-size="10pt" style:font-name-asian="FreeSans" style:font-family-asian="FreeSans" style:font-family-generic-asian="swiss" style:font-size-asian="10pt" style:language-asian="fr" style:country-asian="FR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FreeSans" style:font-family-asian="FreeSans" style:font-family-generic-asian="swiss" style:font-size-asian="12pt" style:language-asian="fr" style:country-asian="FR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="Times New Roman" fo:font-family="'Times New Roman'" style:font-family-generic="roman" style:font-pitch="variable" fo:font-size="10pt" style:font-name-asian="FreeSans" style:font-family-asian="FreeSans" style:font-family-generic-asian="swiss" style:font-size-asian="10pt" style:language-asian="fr" style:country-asian="FR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fr" style:country-asian="FR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 style:language-asian="fr" style:country-asian="FR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fr" style:country-asian="FR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font-size-asian="10pt" style:language-asian="fr" style:country-asian="FR" style:font-weight-asian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12T17:35:00.963340323</meta:creation-date>
    <dc:date>2026-03-12T18:10:31.803412969</dc:date>
    <meta:editing-duration>PT25M20S</meta:editing-duration>
    <meta:editing-cycles>1</meta:editing-cycles>
    <meta:document-statistic meta:object-count="58"/>
    <meta:generator>LibreOffice/7.0.4.2$Linux_X86_64 LibreOffice_project/00$Build-2</meta:generator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1.249cm" fo:margin-right="0cm" fo:text-indent="1.249cm" style:auto-text-indent="false"/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 Count(*)</text:p>
      <text:p text:style-name="P1">FROM Student, Grades, Course</text:p>
      <text:p text:style-name="P1">WHERE Levl ='HCSC'</text:p>
      <text:p text:style-name="P1">AND Dept = 'Stat'</text:p>
      <text:p text:style-name="P1">AND Student.StudId = Grades.StudId</text:p>
      <text:p text:style-name="P1">AND Course.CourId = Grades;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language-asian="fr" style:country-asian="FR"/>
    </style:style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1cm" style:auto-text-indent="false"/>
      <style:text-properties style:font-name="TimesNewRoman" fo:font-family="TimesNewRoman" style:font-family-generic="roman" style:font-pitch="variable" fo:font-size="11pt" style:font-size-asian="11pt"/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itre_20_Car" style:display-name="Titre C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Retrait_20_corps_20_de_20_texte_20_Car" style:display-name="Retrait corps de texte Car" style:family="text" style:parent-style-name="Default_20_Paragraph_20_Font">
      <style:text-properties style:font-name="TimesNewRoman" fo:font-family="TimesNewRoman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